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P115" style:parent-style-name="Standard" style:family="paragraph">
      <style:text-properties fo:font-size="12pt" style:font-size-asian="12pt"/>
    </style:style>
    <style:style style:name="P116" style:parent-style-name="Standard" style:family="paragraph">
      <style:text-properties fo:font-size="12pt" style:font-size-asian="12pt"/>
    </style:style>
    <style:style style:name="TableColumn118" style:family="table-column">
      <style:table-column-properties style:column-width="6.2993in" style:use-optimal-column-width="false"/>
    </style:style>
    <style:style style:name="Table117" style:family="table">
      <style:table-properties style:width="6.2993in" fo:margin-left="-0.0041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extbody" style:family="paragraph">
      <style:paragraph-properties fo:break-before="page"/>
    </style:style>
    <style:style style:name="P13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Textbody" style:family="paragraph">
      <style:text-properties fo:font-weight="bold" style:font-weight-asian="bold" style:font-weight-complex="bold"/>
    </style:style>
    <style:style style:name="TableColumn155" style:family="table-column">
      <style:table-column-properties style:column-width="2.1715in" style:use-optimal-column-width="false"/>
    </style:style>
    <style:style style:name="TableColumn156" style:family="table-column">
      <style:table-column-properties style:column-width="4.1138in" style:use-optimal-column-width="false"/>
    </style:style>
    <style:style style:name="Table154" style:family="table">
      <style:table-properties style:width="6.2854in" fo:margin-left="0.0104in" table:align="left"/>
    </style:style>
    <style:style style:name="TableRow157" style:family="table-row">
      <style:table-row-properties style:min-row-height="0.3541in" style:use-optimal-row-height="false"/>
    </style:style>
    <style:style style:name="TableCell15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6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62" style:family="table-row">
      <style:table-row-properties style:min-row-height="0.3541in" style:use-optimal-row-height="false"/>
    </style:style>
    <style:style style:name="TableCell16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/>
      <style:text-properties style:font-name-complex="Arial"/>
    </style:style>
    <style:style style:name="TableCell16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-complex="Arial"/>
    </style:style>
    <style:style style:name="TableRow167" style:family="table-row">
      <style:table-row-properties style:min-row-height="0.3541in" style:use-optimal-row-height="false"/>
    </style:style>
    <style:style style:name="TableCell16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/>
      <style:text-properties style:font-name-complex="Arial"/>
    </style:style>
    <style:style style:name="TableCell17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style:font-name-complex="Arial"/>
    </style:style>
    <style:style style:name="TableRow172" style:family="table-row">
      <style:table-row-properties style:min-row-height="0.3541in" style:use-optimal-row-height="false"/>
    </style:style>
    <style:style style:name="TableCell17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74" style:parent-style-name="Standard" style:family="paragraph">
      <style:paragraph-properties style:snap-to-layout-grid="false"/>
      <style:text-properties style:font-name-complex="Arial"/>
    </style:style>
    <style:style style:name="TableCell17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-complex="Arial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TableColumn180" style:family="table-column">
      <style:table-column-properties style:column-width="3.1493in" style:use-optimal-column-width="false"/>
    </style:style>
    <style:style style:name="TableColumn181" style:family="table-column">
      <style:table-column-properties style:column-width="3.15in" style:use-optimal-column-width="false"/>
    </style:style>
    <style:style style:name="Table179" style:family="table">
      <style:table-properties style:width="6.2993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4in" svg:y="0.22638in" svg:width="3.80984in" svg:height="2.6728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&lt;Nombre Proyecto&gt;</text:subject>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DD/MM/AAAA</text:p>
      <text:p text:style-name="Notaalpié"/>
      <text:p text:style-name="Notaalpié"/>
      <text:p text:style-name="P2">[Versión del Producto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8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 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100</text:keywords>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DD/MM/AAAA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100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&lt;Nombre Apellido1 Apellido2&gt;</text:p>
          </table:table-cell>
          <table:table-cell table:style-name="TableCell95">
            <text:p text:style-name="P96">DD/MM/AAAA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Standard"/>
      <text:p text:style-name="P115"/>
      <text:p text:style-name="P116">CONTROL DE DISTRIBUCIÓN</text:p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Nombre y Apellidos</text:p>
          </table:table-cell>
        </table:table-row>
        <table:table-row table:style-name="TableRow122">
          <table:table-cell table:style-name="TableCell123">
            <text:p text:style-name="TableContents">&lt;Nombre Apellido1 Apellido2&gt;</text:p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2"/>
      <text:table-of-content text:name="_TOC24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3">ÍNDICE</text:p>
          <text:p text:style-name="P134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5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6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7"><text:a xlink:href="#__RefHeading__832_995473275" office:target-frame-name="_top" xlink:show="replace">4 FAQ<text:tab/>7</text:a></text:p>
          <text:p text:style-name="P138"><text:a xlink:href="#__RefHeading__834_995473275" office:target-frame-name="_top" xlink:show="replace">5 ANEXOS<text:tab/>8</text:a></text:p>
          <text:p text:style-name="P139"><text:a xlink:href="#__RefHeading__836_995473275" office:target-frame-name="_top" xlink:show="replace">6 GLOSARIO<text:tab/>9</text:a></text:p>
          <text:p text:style-name="P140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1"><text:s/></text:p>
      <text:p text:style-name="P142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43"><draw:frame draw:id="id0" draw:style-name="a2" draw:name="Marco12" text:anchor-type="as-char" svg:x="0in" svg:y="0in" svg:width="6.27153in" svg:height="0.44792in" style:rel-width="scale" style:rel-height="scale"><draw:text-box><text:p text:style-name="Textbody">Descripción del propósito del documento.</text:p></draw:text-box><svg:title/><svg:desc/></draw:frame></text:p>
      <text:h text:style-name="Título2" text:outline-level="2"><text:bookmark-start text:name="__RefHeading__812_995473275"/><text:bookmark-end text:name="__RefHeading__812_995473275"/>Alcance</text:h>
      <text:p text:style-name="Textbody">&lt;Introduzca contenido y borre cuadro&gt;</text:p>
      <text:p text:style-name="P144"><draw:frame draw:id="id1" draw:style-name="a3" draw:name="Marco1" text:anchor-type="as-char" svg:x="0in" svg:y="0in" svg:width="6.27153in" svg:height="0.44792in" style:rel-width="scale" style:rel-height="scale"><draw:text-box><text:p text:style-name="Textbody">En este apartado se describirá el alcance del presente documento.</text:p></draw:text-box><svg:title/><svg:desc/></draw:frame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&lt;Introduzca contenido y borre cuadro&gt;</text:p>
      <text:p text:style-name="P145"><draw:frame draw:id="id2" draw:style-name="a4" draw:name="Marco2" text:anchor-type="as-char" svg:x="0in" svg:y="0in" svg:width="6.27153in" svg:height="0.85903in" style:rel-width="scale" style:rel-height="scale"><draw:text-box><text:p text:style-name="Textbody">En este apartado se describirá la funcionalidad<text:s/>que<text:s/>el sistema ofrece, desde el punto de vista del perfil del usuario del manual.</text:p><text:p text:style-name="Textbody">El lenguaje utilizado debe ser lo más adecuado al perfil del usuario, y lo más estructurado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>&lt;Introduzca contenido y borre cuadro&gt;</text:p>
      <text:p text:style-name="P146"><draw:frame draw:id="id3" draw:style-name="a5" draw:name="Marco3" text:anchor-type="as-char" svg:x="0in" svg:y="0in" svg:width="6.27153in" svg:height="0.85903in" style:rel-width="scale" style:rel-height="scale"><draw:text-box><text:p text:style-name="Textbody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/draw:text-box><svg:title/><svg:desc/></draw:frame></text:p>
      <text:h text:style-name="Título2" text:outline-level="2"><text:bookmark-start text:name="__RefHeading__820_995473275"/><text:bookmark-end text:name="__RefHeading__820_995473275"/>Navegación</text:h>
      <text:p text:style-name="Textbody">&lt;Introduzca contenido y borre cuadro&gt;</text:p>
      <text:p text:style-name="P147"><draw:frame draw:id="id4" draw:style-name="a6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Textbody">&lt;Introduzca contenido y borre cuadro&gt;</text:p>
      <text:p text:style-name="P148"><draw:frame draw:id="id5" draw:style-name="a7" draw:name="Marco5" text:anchor-type="as-char" svg:x="0in" svg:y="0in" svg:width="6.27153in" svg:height="1.57986in" style:rel-width="scale" style:rel-height="scale"><draw:text-box><text:p text:style-name="Textbody">En esta sección se describirá<text:s/>la interfaz<text:s/>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149"><draw:frame draw:id="id6" draw:style-name="a8" draw:name="Marco6" text:anchor-type="as-char" svg:x="0in" svg:y="0in" svg:width="6.27153in" svg:height="0.60486in" style:rel-width="scale" style:rel-height="scale"><draw:text-box><text:p text:style-name="Textbody">En este apartado se deberá explicar la funcionalidad que agrupa el subsistema. Se Indicarán las distintas pantallas que comprenden el subsistema.</text:p></draw:text-box><svg:title/><svg:desc/></draw:frame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50"><draw:frame draw:id="id7" draw:style-name="a9" draw:name="Marco7" text:anchor-type="as-char" svg:x="0in" svg:y="0in" svg:width="6.27153in" svg:height="0.9375in" style:rel-width="scale" style:rel-height="scale"><draw:text-box><text:p text:style-name="Textbody">A<text:s/>continuación,<text:s/>se<text:s/>incluirá<text:s/>una lista de las preguntas o dudas más frecuentes (Frequently Asked Questions) que pueden surgirle a un usuario del sistema junto a una 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51"><draw:frame draw:id="id8" draw:style-name="a10" draw:name="Marco8" text:anchor-type="as-char" svg:x="0in" svg:y="0in" svg:width="6.27153in" svg:height="0.34583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52"><draw:frame draw:id="id9" draw:style-name="a11" draw:name="Marco9" text:anchor-type="as-char" svg:x="0in" svg:y="0in" svg:width="6.27153in" svg:height="0.54236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153"/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Término</text:p>
          </table:table-cell>
          <table:table-cell table:style-name="TableCell160">
            <text:p text:style-name="P161">Descripción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Standard"/>
      <text:p text:style-name="P177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178"><draw:frame draw:id="id10" draw:style-name="a12" draw:name="Marco10" text:anchor-type="as-char" svg:x="0in" svg:y="0in" svg:width="6.27153in" svg:height="0.53611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p>
      <text:p text:style-name="Textbody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Referencia</text:p>
          </table:table-cell>
          <table:table-cell table:style-name="TableCell185">
            <text:p text:style-name="P186">Título</text:p>
          </table:table-cell>
        </table:table-row>
        <table:table-row table:style-name="TableRow187">
          <table:table-cell table:style-name="TableCell188">
            <text:p text:style-name="TableContents">.........</text:p>
          </table:table-cell>
          <table:table-cell table:style-name="TableCell189">
            <text:p text:style-name="TableContents">........</text:p>
          </table:table-cell>
        </table:table-row>
        <table:table-row table:style-name="TableRow190">
          <table:table-cell table:style-name="TableCell191">
            <text:p text:style-name="TableContents">..........</text:p>
          </table:table-cell>
          <table:table-cell table:style-name="TableCell192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0784in" fo:margin-right="0.0395in"/>
    </style:style>
    <style:style style:name="T1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<text:span text:style-name="T18"><text:subject text:fixed="false">&lt;Nombre Proyecto&gt;</text:subject></text:span>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dc:creator>Aprendiz</dc:creator>
    <meta:creation-date>2009-12-14T14:05:00Z</meta:creation-date>
    <dc:date>2022-10-27T18:07:00Z</dc:date>
    <meta:print-date>2010-01-15T17:08:00Z</meta:print-date>
    <meta:template xlink:href="Normal.dotm" xlink:type="simple"/>
    <meta:editing-cycles>40</meta:editing-cycles>
    <meta:editing-duration>PT30180S</meta:editing-duration>
    <meta:user-defined meta:name="Autor">&lt;Nombre de la Empresa&gt;</meta:user-defined>
    <meta:user-defined meta:name="Departamento">&lt;Unidad Organizativa&gt;</meta:user-defined>
    <meta:document-statistic meta:page-count="10" meta:paragraph-count="5" meta:word-count="445" meta:character-count="2888" meta:row-count="20" meta:non-whitespace-character-count="2448"/>
  </office:meta>
</office:document-meta>
</file>